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omain expert gener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9664502156421" calcext:value-type="float">
            <text:p>0.959664502156421</text:p>
          </table:table-cell>
          <table:table-cell office:value-type="float" office:value="0.163428663039005" calcext:value-type="float">
            <text:p>0.163428663039005</text:p>
          </table:table-cell>
          <table:table-cell office:value-type="float" office:value="0.897376163977606" calcext:value-type="float">
            <text:p>0.897376163977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9664502156421" calcext:value-type="float">
            <text:p>0.959664502156421</text:p>
          </table:table-cell>
          <table:table-cell office:value-type="float" office:value="0.163428663039005" calcext:value-type="float">
            <text:p>0.163428663039005</text:p>
          </table:table-cell>
          <table:table-cell office:value-type="float" office:value="0.903843454297072" calcext:value-type="float">
            <text:p>0.903843454297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6107984599744" calcext:value-type="float">
            <text:p>0.956107984599744</text:p>
          </table:table-cell>
          <table:table-cell office:value-type="float" office:value="0.163428663039005" calcext:value-type="float">
            <text:p>0.163428663039005</text:p>
          </table:table-cell>
          <table:table-cell office:value-type="float" office:value="0.898346911194843" calcext:value-type="float">
            <text:p>0.898346911194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999999991955" calcext:value-type="float">
            <text:p>0.999999999991955</text:p>
          </table:table-cell>
          <table:table-cell office:value-type="float" office:value="0.199220272904483" calcext:value-type="float">
            <text:p>0.199220272904483</text:p>
          </table:table-cell>
          <table:table-cell office:value-type="float" office:value="0.921997748670568" calcext:value-type="float">
            <text:p>0.9219977486705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999999991955" calcext:value-type="float">
            <text:p>0.999999999991955</text:p>
          </table:table-cell>
          <table:table-cell office:value-type="float" office:value="0.258479532163743" calcext:value-type="float">
            <text:p>0.258479532163743</text:p>
          </table:table-cell>
          <table:table-cell office:value-type="float" office:value="0.925865513952313" calcext:value-type="float">
            <text:p>0.9258655139523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999999991955" calcext:value-type="float">
            <text:p>0.999999999991955</text:p>
          </table:table-cell>
          <table:table-cell office:value-type="float" office:value="0.206627680311891" calcext:value-type="float">
            <text:p>0.206627680311891</text:p>
          </table:table-cell>
          <table:table-cell office:value-type="float" office:value="0.930285868984956" calcext:value-type="float">
            <text:p>0.9302858689849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13" calcext:value-type="float">
            <text:p>0.13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13" calcext:value-type="float">
            <text:p>0.13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AVERAGE([.A4:.A21])" office:value-type="float" office:value="0.866666666666667" calcext:value-type="float">
            <text:p>0.866666666666667</text:p>
          </table:table-cell>
          <table:table-cell table:formula="of:=AVERAGE([.B4:.B21])" office:value-type="float" office:value="0.749190943827136" calcext:value-type="float">
            <text:p>0.749190943827136</text:p>
          </table:table-cell>
          <table:table-cell table:formula="of:=AVERAGE([.C4:.C21])" office:value-type="float" office:value="0.134700748583174" calcext:value-type="float">
            <text:p>0.134700748583174</text:p>
          </table:table-cell>
          <table:table-cell table:formula="of:=AVERAGE([.D4:.D21])" office:value-type="float" office:value="0.835984203393186" calcext:value-type="float">
            <text:p>0.83598420339318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main expert ag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1" calcext:value-type="float">
            <text:p>0.81</text:p>
          </table:table-cell>
          <table:table-cell office:value-type="float" office:value="0.23" calcext:value-type="float">
            <text:p>0.23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 office:value-type="float" office:value="0.24" calcext:value-type="float">
            <text:p>0.2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AVERAGE([.A26:.A31])" office:value-type="float" office:value="0.865" calcext:value-type="float">
            <text:p>0.865</text:p>
          </table:table-cell>
          <table:table-cell table:formula="of:=AVERAGE([.B26:.B31])" office:value-type="float" office:value="0.9" calcext:value-type="float">
            <text:p>0.9</text:p>
          </table:table-cell>
          <table:table-cell table:formula="of:=AVERAGE([.C26:.C31])" office:value-type="float" office:value="0.62" calcext:value-type="float">
            <text:p>0.62</text:p>
          </table:table-cell>
          <table:table-cell table:formula="of:=AVERAGE([.D26:.D31])" office:value-type="float" office:value="0.905" calcext:value-type="float">
            <text:p>0.90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main expert diabe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23" calcext:value-type="float">
            <text:p>0.23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37" calcext:value-type="float">
            <text:p>0.37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39" calcext:value-type="float">
            <text:p>0.3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37" calcext:value-type="float">
            <text:p>0.37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AVERAGE([.A36:.A41])" office:value-type="float" office:value="0.948333333333333" calcext:value-type="float">
            <text:p>0.948333333333333</text:p>
          </table:table-cell>
          <table:table-cell table:formula="of:=AVERAGE([.B36:.B41])" office:value-type="float" office:value="0.873333333333333" calcext:value-type="float">
            <text:p>0.873333333333333</text:p>
          </table:table-cell>
          <table:table-cell table:formula="of:=AVERAGE([.C36:.C41])" office:value-type="float" office:value="0.33" calcext:value-type="float">
            <text:p>0.33</text:p>
          </table:table-cell>
          <table:table-cell table:formula="of:=AVERAGE([.D36:.D41])" office:value-type="float" office:value="0.89" calcext:value-type="float">
            <text:p>0.89</text:p>
          </table:table-cell>
          <table:table-cell/>
        </table:table-row>
        <table:table-row table:style-name="ro1">
          <table:table-cell table:formula="of:=AVERAGE([.A42];[.A32];[.A22])" office:value-type="float" office:value="0.893333333333333" calcext:value-type="float">
            <text:p>0.893333333333333</text:p>
          </table:table-cell>
          <table:table-cell table:formula="of:=AVERAGE([.B42];[.B32];[.B22])" office:value-type="float" office:value="0.840841425720157" calcext:value-type="float">
            <text:p>0.840841425720157</text:p>
          </table:table-cell>
          <table:table-cell table:formula="of:=AVERAGE([.C42];[.C32];[.C22])" office:value-type="float" office:value="0.361566916194391" calcext:value-type="float">
            <text:p>0.361566916194391</text:p>
          </table:table-cell>
          <table:table-cell table:formula="of:=AVERAGE([.D42];[.D32];[.D22])" office:value-type="float" office:value="0.876994734464395" calcext:value-type="float">
            <text:p>0.876994734464395</text:p>
          </table:table-cell>
          <table:table-cell table:formula="of:=AVERAGE([.A43:.D43])" office:value-type="float" office:value="0.743184102428069" calcext:value-type="float">
            <text:p>0.7431841024280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tizen scientist gen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0.056" calcext:value-type="float">
            <text:p>0.056</text:p>
          </table:table-cell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056" calcext:value-type="float">
            <text:p>0.056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0.056" calcext:value-type="float">
            <text:p>0.056</text:p>
          </table:table-cell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76" calcext:value-type="float">
            <text:p>0.76</text:p>
          </table:table-cell>
          <table:table-cell office:value-type="float" office:value="0.19" calcext:value-type="float">
            <text:p>0.19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73" calcext:value-type="float">
            <text:p>0.73</text:p>
          </table:table-cell>
          <table:table-cell office:value-type="float" office:value="0.15" calcext:value-type="float">
            <text:p>0.1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  <table:table-cell office:value-type="float" office:value="0.06" calcext:value-type="float">
            <text:p>0.06</text:p>
          </table:table-cell>
          <table:table-cell office:value-type="float" office:value="0.89" calcext:value-type="float">
            <text:p>0.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  <table:table-cell office:value-type="float" office:value="0.071" calcext:value-type="float">
            <text:p>0.071</text:p>
          </table:table-cell>
          <table:table-cell office:value-type="float" office:value="0.71" calcext:value-type="float">
            <text:p>0.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8" calcext:value-type="float">
            <text:p>0.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66" calcext:value-type="float">
            <text:p>0.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79" calcext:value-type="float">
            <text:p>0.79</text:p>
          </table:table-cell>
          <table:table-cell office:value-type="float" office:value="0.14" calcext:value-type="float">
            <text:p>0.14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.17" calcext:value-type="float">
            <text:p>0.17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AVERAGE([.A47:.A66])" office:value-type="float" office:value="0.88915" calcext:value-type="float">
            <text:p>0.88915</text:p>
          </table:table-cell>
          <table:table-cell table:formula="of:=AVERAGE([.B47:.B66])" office:value-type="float" office:value="0.681" calcext:value-type="float">
            <text:p>0.681</text:p>
          </table:table-cell>
          <table:table-cell table:formula="of:=AVERAGE([.C47:.C66])" office:value-type="float" office:value="0.10135" calcext:value-type="float">
            <text:p>0.10135</text:p>
          </table:table-cell>
          <table:table-cell table:formula="of:=AVERAGE([.D47:.D66])" office:value-type="float" office:value="0.8115" calcext:value-type="float">
            <text:p>0.811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tizen scientist aging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94" calcext:value-type="float">
            <text:p>0.94</text:p>
          </table:table-cell>
          <table:table-cell office:value-type="float" office:value="0.071" calcext:value-type="float">
            <text:p>0.0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94" calcext:value-type="float">
            <text:p>0.94</text:p>
          </table:table-cell>
          <table:table-cell office:value-type="float" office:value="0.071" calcext:value-type="float">
            <text:p>0.0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071" calcext:value-type="float">
            <text:p>0.0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3" calcext:value-type="float">
            <text:p>0.83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3" calcext:value-type="float">
            <text:p>0.83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AVERAGE([.A70:.A78])" office:value-type="float" office:value="0.76" calcext:value-type="float">
            <text:p>0.76</text:p>
          </table:table-cell>
          <table:table-cell table:formula="of:=AVERAGE([.B70:.B78])" office:value-type="float" office:value="0.914444444444444" calcext:value-type="float">
            <text:p>0.914444444444444</text:p>
          </table:table-cell>
          <table:table-cell table:formula="of:=AVERAGE([.C70:.C78])" office:value-type="float" office:value="0.0986666666666667" calcext:value-type="float">
            <text:p>0.0986666666666667</text:p>
          </table:table-cell>
          <table:table-cell table:formula="of:=AVERAGE([.D70:.D78])" office:value-type="float" office:value="0.95" calcext:value-type="float">
            <text:p>0.9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itizen scientist diabe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AVERAGE([.A84:.A95])" office:value-type="float" office:value="0.8575" calcext:value-type="float">
            <text:p>0.8575</text:p>
          </table:table-cell>
          <table:table-cell table:formula="of:=AVERAGE([.B84:.B95])" office:value-type="float" office:value="0.780833333333333" calcext:value-type="float">
            <text:p>0.780833333333333</text:p>
          </table:table-cell>
          <table:table-cell table:formula="of:=AVERAGE([.C84:.C95])" office:value-type="float" office:value="0.215" calcext:value-type="float">
            <text:p>0.215</text:p>
          </table:table-cell>
          <table:table-cell table:formula="of:=AVERAGE([.D84:.D95])" office:value-type="float" office:value="0.929166666666667" calcext:value-type="float">
            <text:p>0.92916666666666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AVERAGE([.A67];[.A79];[.A96])" office:value-type="float" office:value="0.83555" calcext:value-type="float">
            <text:p>0.83555</text:p>
          </table:table-cell>
          <table:table-cell table:formula="of:=AVERAGE([.B67];[.B79];[.B96])" office:value-type="float" office:value="0.792092592592593" calcext:value-type="float">
            <text:p>0.792092592592593</text:p>
          </table:table-cell>
          <table:table-cell table:formula="of:=AVERAGE([.C67];[.C79];[.C96])" office:value-type="float" office:value="0.138338888888889" calcext:value-type="float">
            <text:p>0.138338888888889</text:p>
          </table:table-cell>
          <table:table-cell table:formula="of:=AVERAGE([.D67];[.D79];[.D96])" office:value-type="float" office:value="0.896888888888889" calcext:value-type="float">
            <text:p>0.896888888888889</text:p>
          </table:table-cell>
          <table:table-cell table:formula="of:=AVERAGE([.A98:.D98])" office:value-type="float" office:value="0.665717592592593" calcext:value-type="float">
            <text:p>0.6657175925925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2 general cs que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 diabetes cs que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 aging cs queries</text:p>
          </table:table-cell>
          <table:table-cell table:number-columns-repeated="4"/>
        </table:table-row>
      </table:table>
      <table:table table:name="gpt4o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domain expert gener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9" calcext:value-type="float">
            <text:p>0.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AVERAGE([.A4:.A6])" office:value-type="float" office:value="0.89" calcext:value-type="float">
            <text:p>0.89</text:p>
          </table:table-cell>
          <table:table-cell table:formula="of:=AVERAGE([.B4:.B6])" office:value-type="float" office:value="0.39" calcext:value-type="float">
            <text:p>0.39</text:p>
          </table:table-cell>
          <table:table-cell table:formula="of:=AVERAGE([.C4:.C6])" office:value-type="float" office:value="0.055" calcext:value-type="float">
            <text:p>0.055</text:p>
          </table:table-cell>
          <table:table-cell table:formula="of:=AVERAGE([.D4:.D6])" office:value-type="float" office:value="0.39" calcext:value-type="float">
            <text:p>0.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main expert ag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93" calcext:value-type="float">
            <text:p>0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AVERAGE([.A11:.A22])" office:value-type="float" office:value="0.991666666666667" calcext:value-type="float">
            <text:p>0.991666666666667</text:p>
          </table:table-cell>
          <table:table-cell table:formula="of:=AVERAGE([.B11:.B22])" office:value-type="float" office:value="0.93" calcext:value-type="float">
            <text:p>0.93</text:p>
          </table:table-cell>
          <table:table-cell table:formula="of:=AVERAGE([.C11:.C22])" office:value-type="float" office:value="0.149166666666667" calcext:value-type="float">
            <text:p>0.149166666666667</text:p>
          </table:table-cell>
          <table:table-cell table:formula="of:=AVERAGE([.D11:.D22])" office:value-type="float" office:value="0.9225" calcext:value-type="float">
            <text:p>0.922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main expert diabe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31" calcext:value-type="float">
            <text:p>0.3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4" calcext:value-type="float">
            <text:p>0.1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4" calcext:value-type="float">
            <text:p>0.14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23" calcext:value-type="float">
            <text:p>0.2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float" office:value="0.17" calcext:value-type="float">
            <text:p>0.17</text:p>
          </table:table-cell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float" office:value="0.19" calcext:value-type="float">
            <text:p>0.19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float" office:value="0.12" calcext:value-type="float">
            <text:p>0.12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AVERAGE([.A27:.A38])" office:value-type="float" office:value="0.9825" calcext:value-type="float">
            <text:p>0.9825</text:p>
          </table:table-cell>
          <table:table-cell table:formula="of:=AVERAGE([.B27:.B38])" office:value-type="float" office:value="0.7925" calcext:value-type="float">
            <text:p>0.7925</text:p>
          </table:table-cell>
          <table:table-cell table:formula="of:=AVERAGE([.C27:.C38])" office:value-type="float" office:value="0.219166666666667" calcext:value-type="float">
            <text:p>0.219166666666667</text:p>
          </table:table-cell>
          <table:table-cell table:formula="of:=AVERAGE([.D27:.D38])" office:value-type="float" office:value="0.898333333333333" calcext:value-type="float">
            <text:p>0.898333333333333</text:p>
          </table:table-cell>
          <table:table-cell/>
        </table:table-row>
        <table:table-row table:style-name="ro1">
          <table:table-cell table:formula="of:=AVERAGE([.A7];[.A23];[.A39])" office:value-type="float" office:value="0.954722222222222" calcext:value-type="float">
            <text:p>0.954722222222222</text:p>
          </table:table-cell>
          <table:table-cell table:formula="of:=AVERAGE([.B7];[.B23];[.B39])" office:value-type="float" office:value="0.704166666666667" calcext:value-type="float">
            <text:p>0.704166666666667</text:p>
          </table:table-cell>
          <table:table-cell table:formula="of:=AVERAGE([.C7];[.C23];[.C39])" office:value-type="float" office:value="0.141111111111111" calcext:value-type="float">
            <text:p>0.141111111111111</text:p>
          </table:table-cell>
          <table:table-cell table:formula="of:=AVERAGE([.D7];[.D23];[.D39])" office:value-type="float" office:value="0.736944444444444" calcext:value-type="float">
            <text:p>0.73694444444444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AVERAGE([.A7];[.A23];[.A39])" office:value-type="float" office:value="0.954722222222222" calcext:value-type="float">
            <text:p>0.954722222222222</text:p>
          </table:table-cell>
          <table:table-cell table:formula="of:=AVERAGE([.B7];[.B23];[.B39])" office:value-type="float" office:value="0.704166666666667" calcext:value-type="float">
            <text:p>0.704166666666667</text:p>
          </table:table-cell>
          <table:table-cell table:formula="of:=AVERAGE([.C7];[.C23];[.C39])" office:value-type="float" office:value="0.141111111111111" calcext:value-type="float">
            <text:p>0.141111111111111</text:p>
          </table:table-cell>
          <table:table-cell table:formula="of:=AVERAGE([.D7];[.D23];[.D39])" office:value-type="float" office:value="0.736944444444444" calcext:value-type="float">
            <text:p>0.736944444444444</text:p>
          </table:table-cell>
          <table:table-cell table:formula="of:=AVERAGE([.A42:.D42])" office:value-type="float" office:value="0.634236111111111" calcext:value-type="float">
            <text:p>0.634236111111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tizen scientist ag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19" calcext:value-type="float">
            <text:p>0.19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19" calcext:value-type="float">
            <text:p>0.19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AVERAGE([.A46:.A57])" office:value-type="float" office:value="0.956666666666667" calcext:value-type="float">
            <text:p>0.956666666666667</text:p>
          </table:table-cell>
          <table:table-cell table:formula="of:=AVERAGE([.B46:.B57])" office:value-type="float" office:value="0.955" calcext:value-type="float">
            <text:p>0.955</text:p>
          </table:table-cell>
          <table:table-cell table:formula="of:=AVERAGE([.C46:.C57])" office:value-type="float" office:value="0.226666666666667" calcext:value-type="float">
            <text:p>0.226666666666667</text:p>
          </table:table-cell>
          <table:table-cell table:formula="of:=AVERAGE([.D46:.D57])" office:value-type="float" office:value="0.953333333333333" calcext:value-type="float">
            <text:p>0.95333333333333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itizen scientist diabe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39" calcext:value-type="float">
            <text:p>0.3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22" calcext:value-type="float">
            <text:p>0.22</text:p>
          </table:table-cell>
          <table:table-cell office:value-type="float" office:value="0.93" calcext:value-type="float">
            <text:p>0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  <table:table-cell office:value-type="float" office:value="0.22" calcext:value-type="float">
            <text:p>0.22</text:p>
          </table:table-cell>
          <table:table-cell office:value-type="float" office:value="0.93" calcext:value-type="float">
            <text:p>0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22" calcext:value-type="float">
            <text:p>0.22</text:p>
          </table:table-cell>
          <table:table-cell office:value-type="float" office:value="0.93" calcext:value-type="float">
            <text:p>0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AVERAGE([.A63:.A74])" office:value-type="float" office:value="0.948333333333333" calcext:value-type="float">
            <text:p>0.948333333333333</text:p>
          </table:table-cell>
          <table:table-cell table:formula="of:=AVERAGE([.B63:.B74])" office:value-type="float" office:value="0.855" calcext:value-type="float">
            <text:p>0.855</text:p>
          </table:table-cell>
          <table:table-cell table:formula="of:=AVERAGE([.C63:.C74])" office:value-type="float" office:value="0.2675" calcext:value-type="float">
            <text:p>0.2675</text:p>
          </table:table-cell>
          <table:table-cell table:formula="of:=AVERAGE([.D63:.D74])" office:value-type="float" office:value="0.955" calcext:value-type="float">
            <text:p>0.955</text:p>
          </table:table-cell>
          <table:table-cell table:formula="of:=AVERAGE([.A75:.D75])" office:value-type="float" office:value="0.756458333333333" calcext:value-type="float">
            <text:p>0.7564583333333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tizen scientist 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context util</text:p>
          </table:table-cell>
          <table:table-cell office:value-type="string" calcext:value-type="string">
            <text:p>context rel</text:p>
          </table:table-cell>
          <table:table-cell office:value-type="string" calcext:value-type="string">
            <text:p>answer rel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7" calcext:value-type="float">
            <text:p>0.17</text:p>
          </table:table-cell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7" calcext:value-type="float">
            <text:p>0.17</text:p>
          </table:table-cell>
          <table:table-cell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79:.B87])" office:value-type="float" office:value="0.333333333333333" calcext:value-type="float">
            <text:p>0.333333333333333</text:p>
          </table:table-cell>
          <table:table-cell table:formula="of:=AVERAGE([.C79:.C87])" office:value-type="float" office:value="0.100555555555556" calcext:value-type="float">
            <text:p>0.100555555555556</text:p>
          </table:table-cell>
          <table:table-cell table:formula="of:=AVERAGE([.D79:.D87])" office:value-type="float" office:value="0.306666666666667" calcext:value-type="float">
            <text:p>0.306666666666667</text:p>
          </table:table-cell>
          <table:table-cell table:formula="of:=AVERAGE([.A88:.D88])" office:value-type="float" office:value="0.435138888888889" calcext:value-type="float">
            <text:p>0.4351388888888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58];[.A75];[.A88])" office:value-type="float" office:value="0.968333333333333" calcext:value-type="float">
            <text:p>0.968333333333333</text:p>
          </table:table-cell>
          <table:table-cell table:formula="of:=AVERAGE([.B58];[.B75];[.B88])" office:value-type="float" office:value="0.714444444444445" calcext:value-type="float">
            <text:p>0.714444444444445</text:p>
          </table:table-cell>
          <table:table-cell table:formula="of:=AVERAGE([.C58];[.C75];[.C88])" office:value-type="float" office:value="0.198240740740741" calcext:value-type="float">
            <text:p>0.198240740740741</text:p>
          </table:table-cell>
          <table:table-cell table:formula="of:=AVERAGE([.D58];[.D75];[.D88])" office:value-type="float" office:value="0.738333333333333" calcext:value-type="float">
            <text:p>0.738333333333333</text:p>
          </table:table-cell>
          <table:table-cell table:formula="of:=AVERAGE([.A90:.D90])" office:value-type="float" office:value="0.654837962962963" calcext:value-type="float">
            <text:p>0.654837962962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1:29:04.906194509</meta:creation-date>
    <dc:date>2024-07-01T16:28:45.690247131</dc:date>
    <meta:editing-duration>P3DT14H46M33S</meta:editing-duration>
    <meta:editing-cycles>13</meta:editing-cycles>
    <meta:generator>LibreOffice/7.3.7.2$Linux_X86_64 LibreOffice_project/30$Build-2</meta:generator>
    <meta:document-statistic meta:table-count="2" meta:cell-count="799" meta:object-count="0"/>
  </office:meta>
</office:document-meta>
</file>